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99be" officeooo:paragraph-rsid="001899be"/>
    </style:style>
    <style:style style:name="P2" style:family="paragraph" style:parent-style-name="Standard" style:list-style-name="L1">
      <style:text-properties officeooo:rsid="001899be" officeooo:paragraph-rsid="001899b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99be" officeooo:paragraph-rsid="001899be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99be" officeooo:paragraph-rsid="001899be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899be" officeooo:paragraph-rsid="001899be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899be" officeooo:paragraph-rsid="001899be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69292915641006137" text:style-name="L1">
        <text:list-header>
          <text:p text:style-name="P4">Possible installer option 1</text:p>
        </text:list-header>
        <text:list-item>
          <text:p text:style-name="P2">Create a c/c++ tool that crawls the python website, to determine the location of the latest python installer</text:p>
        </text:list-item>
        <text:list-item>
          <text:p text:style-name="P2">find a way to install python in such a manner that no user interaction is required.</text:p>
          <text:p text:style-name="P4">Possible installer option 2</text:p>
        </text:list-item>
        <text:list-item>
          <text:p text:style-name="P6">use a windows office install disc, copying its contents to a folder where writable, modify to include 4Psychos1Wizard&amp;aReaper virus</text:p>
        </text:list-item>
        <text:list-item>
          <text:p text:style-name="P6">copy modified folder to a new MSOffice Disc/iso, distribute anonymously</text:p>
        </text:list-item>
      </text:list>
      <text:p text:style-name="P1"/>
      <text:p text:style-name="P1">Payload:</text:p>
      <text:p text:style-name="P1"/>
      <text:p text:style-name="P1">Virus ideas:</text:p>
      <text:p text:style-name="P1"/>
      <text:p text:style-name="P3">4Psychos1Wizard&amp;aReaper ( 4P1W-AR )</text:p>
      <text:p text:style-name="P1"/>
      <text:p text:style-name="P5">wizard.$ext</text:p>
      <text:p text:style-name="P1"><text:tab/>-a watcher program to revive 4Psychos.$ext if killed by user using a random one of 4Psychos.$ext modes</text:p>
      <text:p text:style-name="P1"><text:tab/>-looks of 4Psychos.$ext PID, if does not exist, create a new process</text:p>
      <text:p text:style-name="P1"><text:tab/>-has a 1 out of 4000 chance of starting the Reaper.$ext instance</text:p>
      <text:p text:style-name="P1"/>
      <text:p text:style-name="P5">4Psychos.$ext</text:p>
      <text:p text:style-name="P5"><text:tab/>modes:</text:p>
      <text:p text:style-name="P1"><text:tab/><text:tab/>-cpu bomb</text:p>
      <text:p text:style-name="P1"><text:tab/><text:tab/>-fork bomb</text:p>
      <text:p text:style-name="P1"><text:tab/><text:tab/>-ram bomb</text:p>
      <text:p text:style-name="P1"><text:tab/><text:tab/>-file bomb</text:p>
      <text:p text:style-name="P1"/>
      <text:p text:style-name="P5">Reaper.$ext</text:p>
      <text:p text:style-name="P1"><text:tab/>-kills wizard.$ext</text:p>
      <text:p text:style-name="P1"><text:tab/>-kills 4Psychos.$ext</text:p>
      <text:p text:style-name="P1"><text:tab/>-deletes windows kernel</text:p>
      <text:p text:style-name="P1"><text:tab/>-deletes user dir</text:p>
      <text:p text:style-name="P1"><text:tab/>-reboo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1:49:00.381029211</meta:creation-date>
    <dc:date>2017-04-20T02:02:45.827503689</dc:date>
    <meta:editing-duration>PT5S</meta:editing-duration>
    <meta:editing-cycles>1</meta:editing-cycles>
    <meta:document-statistic meta:table-count="0" meta:image-count="0" meta:object-count="0" meta:page-count="1" meta:paragraph-count="25" meta:word-count="148" meta:character-count="924" meta:non-whitespace-character-count="790"/>
    <meta:generator>LibreOffice/5.2.6.2$Linux_X86_64 LibreOffice_project/20m0$Build-2</meta:generator>
  </office:meta>
</office:document-meta>
</file>